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840000015EC29EEB3C08E2DF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cm" fo:margin-bottom="0cm" style:contextual-spacing="false"/>
      <style:text-properties officeooo:paragraph-rsid="001819aa"/>
    </style:style>
    <style:style style:name="P6" style:family="paragraph" style:parent-style-name="Text_20_body">
      <style:paragraph-properties fo:margin-top="0cm" fo:margin-bottom="0cm" style:contextual-spacing="false"/>
      <style:text-properties fo:color="#ffffff" loext:opacity="100%" fo:font-weight="bold" officeooo:paragraph-rsid="001819aa" style:font-weight-asian="bold" style:font-weight-complex="bold"/>
    </style:style>
    <style:style style:name="P7" style:family="paragraph" style:parent-style-name="Table_20_Contents">
      <style:paragraph-properties fo:margin-top="0cm" fo:margin-bottom="0cm" style:contextual-spacing="false"/>
      <style:text-properties officeooo:paragraph-rsid="001819aa"/>
    </style:style>
    <style:style style:name="P8" style:family="paragraph" style:parent-style-name="Table_20_Contents">
      <style:text-properties officeooo:paragraph-rsid="001819aa"/>
    </style:style>
    <style:style style:name="P9" style:family="paragraph" style:parent-style-name="Table_20_Heading">
      <style:text-properties officeooo:paragraph-rsid="001819aa"/>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2e9920"/>
    </style:style>
    <style:style style:name="P17" style:family="paragraph" style:parent-style-name="Contents_20_Heading" style:master-page-name="">
      <style:paragraph-properties style:page-number="auto" fo:break-before="auto" fo:break-after="auto"/>
    </style:style>
    <style:style style:name="P18" style:family="paragraph" style:parent-style-name="Heading_20_1">
      <style:paragraph-properties fo:margin-top="0cm" fo:margin-bottom="0cm" style: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19" style:family="paragraph" style:parent-style-name="Heading_20_1">
      <style:paragraph-properties fo:margin-top="0cm" fo:margin-bottom="0cm" style:contextual-spacing="false"/>
      <style:text-properties officeooo:paragraph-rsid="001819aa"/>
    </style:style>
    <style:style style:name="P20" style:family="paragraph" style:parent-style-name="Heading_20_2">
      <style:text-properties officeooo:paragraph-rsid="001819aa"/>
    </style:style>
    <style:style style:name="P21" style:family="paragraph" style:parent-style-name="Heading_20_3">
      <style:text-properties officeooo:paragraph-rsid="001819aa"/>
    </style:style>
    <style:style style:name="P22" style:family="paragraph" style:parent-style-name="Standard">
      <style:text-properties officeooo:paragraph-rsid="002e9920"/>
    </style:style>
    <style:style style:name="P23" style:family="paragraph" style:parent-style-name="Standard" style:master-page-name="">
      <style:paragraph-properties fo:margin-top="0cm" fo:margin-bottom="0cm" style:contextual-spacing="false" style:page-number="auto" fo:break-before="auto" fo:break-after="auto"/>
      <style:text-properties officeooo:paragraph-rsid="002e9920"/>
    </style:style>
    <style:style style:name="P24" style:family="paragraph" style:parent-style-name="Standard">
      <style:paragraph-properties fo:margin-top="0cm" fo:margin-bottom="0cm" style:contextual-spacing="false"/>
      <style:text-properties officeooo:paragraph-rsid="002e9920"/>
    </style:style>
    <style:style style:name="P25" style:family="paragraph" style:parent-style-name="Text_20_body" style:list-style-name="L1">
      <style:text-properties officeooo:paragraph-rsid="001819aa"/>
    </style:style>
    <style:style style:name="P26" style:family="paragraph" style:parent-style-name="Text_20_body" style:list-style-name="L2">
      <style:text-properties officeooo:paragraph-rsid="001819aa"/>
    </style:style>
    <style:style style:name="P27" style:family="paragraph" style:parent-style-name="Text_20_body" style:list-style-name="L3">
      <style:text-properties officeooo:paragraph-rsid="001819aa"/>
    </style:style>
    <style:style style:name="P28" style:family="paragraph" style:parent-style-name="Text_20_body" style:list-style-name="L1">
      <style:paragraph-properties fo:margin-top="0cm" fo:margin-bottom="0cm" style:contextual-spacing="false"/>
      <style:text-properties officeooo:paragraph-rsid="001819aa"/>
    </style:style>
    <style:style style:name="P29" style:family="paragraph" style:parent-style-name="Text_20_body" style:list-style-name="L2">
      <style:paragraph-properties fo:margin-top="0cm" fo:margin-bottom="0cm" style:contextual-spacing="false"/>
      <style:text-properties officeooo:paragraph-rsid="001819aa"/>
    </style:style>
    <style:style style:name="P30" style:family="paragraph" style:parent-style-name="Text_20_body">
      <style:paragraph-properties fo:margin-top="0cm" fo:margin-bottom="0cm" style:contextual-spacing="false"/>
      <style:text-properties officeooo:paragraph-rsid="002e9920"/>
    </style:style>
    <style:style style:name="T1" style:family="text">
      <style:text-properties officeooo:rsid="002e5a76"/>
    </style:style>
    <style:style style:name="T2" style:family="text">
      <style:text-properties officeooo:rsid="002e992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6"><text:s/><text:span text:style-name="T2">31</text:span> Data System</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able of content</text:p>
          </text:index-title>
          <text:p text:style-name="P12"><text:a xlink:type="simple" xlink:href="#__RefHeading___Toc2769_748128806" text:style-name="Index_20_Link" text:visited-style-name="Index_20_Link">Data System<text:tab/>1</text:a></text:p>
          <text:p text:style-name="P12"><text:a xlink:type="simple" xlink:href="#__RefHeading___Toc689_1749776026" text:style-name="Index_20_Link" text:visited-style-name="Index_20_Link">Data-Blocks<text:tab/>1</text:a></text:p>
          <text:p text:style-name="P11"><text:a xlink:type="simple" xlink:href="#__RefHeading___Toc691_1749776026" text:style-name="Index_20_Link" text:visited-style-name="Index_20_Link">Users (Garbage Collection)<text:tab/>2</text:a></text:p>
          <text:p text:style-name="P10"><text:a xlink:type="simple" xlink:href="#__RefHeading___Toc693_1749776026" text:style-name="Index_20_Link" text:visited-style-name="Index_20_Link">Fake User<text:tab/>2</text:a></text:p>
          <text:p text:style-name="P11"><text:a xlink:type="simple" xlink:href="#__RefHeading___Toc695_1749776026" text:style-name="Index_20_Link" text:visited-style-name="Index_20_Link">Users (Sharing)<text:tab/>2</text:a></text:p>
          <text:p text:style-name="P11"><text:a xlink:type="simple" xlink:href="#__RefHeading___Toc697_1749776026" text:style-name="Index_20_Link" text:visited-style-name="Index_20_Link">Removing Data-Blocks<text:tab/>2</text:a></text:p>
          <text:p text:style-name="P11"><text:a xlink:type="simple" xlink:href="#__RefHeading___Toc699_1749776026" text:style-name="Index_20_Link" text:visited-style-name="Index_20_Link">Data-Block Types<text:tab/>3</text:a></text:p>
        </text:index-body>
      </text:table-of-content>
      <text:p text:style-name="P24"/>
      <table:table table:name="Tabelle2" table:style-name="Tabelle2">
        <table:table-column table:style-name="Tabelle2.A"/>
        <table:table-row table:style-name="TableLine2652029325904">
          <table:table-cell table:style-name="Tabelle2.A1" office:value-type="string">
            <text:h text:style-name="P18"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style-name="TableLine2652029341136">
          <table:table-cell table:style-name="Tabelle3.A1" office:value-type="string">
            <text:h text:style-name="P19"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2" draw:name="Bild8" text:anchor-type="paragraph" svg:width="6.57cm" svg:height="5.93cm" draw:z-index="0"><draw:image xlink:href="Pictures/10000201000001840000015EC29EEB3C08E2DF2F.png" xlink:type="simple" xlink:show="embed" xlink:actuate="onLoad" draw:mime-type="image/png"/></draw:frame>Some common characteristics:</text:p>
      <text:list xml:id="list2621035441" text:style-name="L1">
        <text:list-item>
          <text:p text:style-name="P28">They’re the primary contents of the <text:span text:style-name="Source_20_Text">.blend</text:span> file. </text:p>
        </text:list-item>
        <text:list-item>
          <text:p text:style-name="P28">They can link to each other, for reuse and instancing. <text:span text:style-name="Emphasis">(child/parent, object/object-data, with modifiers and constraints too).</text:span> </text:p>
        </text:list-item>
        <text:list-item>
          <text:p text:style-name="P28">Their names are unique. </text:p>
        </text:list-item>
        <text:list-item>
          <text:p text:style-name="P28">They can be added/removed/edited/duplicated. </text:p>
        </text:list-item>
        <text:list-item>
          <text:p text:style-name="P28">They can be linked between files <text:span text:style-name="Emphasis">(only enabled for a limited set of data-blocks)</text:span> </text:p>
        </text:list-item>
        <text:list-item>
          <text:p text:style-name="P28">They can have their own animation data. </text:p>
        </text:list-item>
        <text:list-item>
          <text:p text:style-name="P25">They can have custom properties. </text:p>
        </text:list-item>
      </text:list>
      <text:p text:style-name="P4">When doing more complex projects managing data-blocks becomes more important, especially when inter-linking <text:span text:style-name="Source_20_Text">.blend</text:span> files.</text:p>
      <text:h text:style-name="P20" text:outline-level="2"><text:bookmark-start text:name="__RefHeading___Toc691_1749776026"/><text:soft-page-break/>Users (Garbage Collection)<text:bookmark-end text:name="__RefHeading___Toc691_1749776026"/></text:h>
      <text:p text:style-name="P4">Bforartists follows the general rule where unused data is eventually removed.</text:p>
      <text:p text:style-name="P4">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1"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20"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xml:id="list1471222656" text:style-name="L2">
        <text:list-item>
          <text:p text:style-name="P29">Sharing textures among materials. </text:p>
        </text:list-item>
        <text:list-item>
          <text:p text:style-name="P29">Sharing meshes between objects (instances). </text:p>
        </text:list-item>
        <text:list-item>
          <text:p text:style-name="P26">Sharing animated actions between objects, for example to make all the lights dim together. </text:p>
        </text:list-item>
      </text:list>
      <text:p text:style-name="P4">You can also share data-blocks between files, see.</text:p>
      <text:list xml:id="list4098023349" text:style-name="L3">
        <text:list-item>
          <text:p text:style-name="P27"><text:span text:style-name="Emphasis">linked libraries</text:span>. </text:p>
        </text:list-item>
      </text:list>
      <text:h text:style-name="P20"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style-name="TableLine2652029338960">
          <table:table-cell table:style-name="Tabelle4.A1" office:value-type="string">
            <text:p text:style-name="P6">Tip</text:p>
          </table:table-cell>
        </table:table-row>
        <table:table-row table:style-name="TableLine2652029340320">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text:soft-page-break/></text:p>
      <text:h text:style-name="P20" text:outline-level="2"><text:bookmark-start text:name="__RefHeading___Toc699_1749776026"/>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style-name="TableLine2652029337872">
          <table:table-cell table:style-name="Tabelle1.A1" office:value-type="string">
            <text:p text:style-name="P9">Link:</text:p>
          </table:table-cell>
          <table:table-cell table:style-name="Tabelle1.A1" office:value-type="string">
            <text:p text:style-name="P8">Library Linking, <text:span text:style-name="Emphasis">supports bing linked into other blend files</text:span>.</text:p>
          </table:table-cell>
        </table:table-row>
        <table:table-row table:style-name="TableLine2652029341408">
          <table:table-cell table:style-name="Tabelle1.A1" office:value-type="string">
            <text:p text:style-name="P9">Pack:</text:p>
          </table:table-cell>
          <table:table-cell table:style-name="Tabelle1.A1" office:value-type="string">
            <text:p text:style-name="P8">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style-name="TableLine2652029340048">
            <table:table-cell table:style-name="Tabelle5.A1" office:value-type="string">
              <text:p text:style-name="P9">Type</text:p>
            </table:table-cell>
            <table:table-cell table:style-name="Tabelle5.A1" office:value-type="string">
              <text:p text:style-name="P9">Link</text:p>
            </table:table-cell>
            <table:table-cell table:style-name="Tabelle5.A1" office:value-type="string">
              <text:p text:style-name="P9">Pack</text:p>
            </table:table-cell>
            <table:table-cell table:style-name="Tabelle5.D1" office:value-type="string">
              <text:p text:style-name="P9">Description</text:p>
            </table:table-cell>
          </table:table-row>
        </table:table-header-rows>
        <table:table-row table:style-name="TableLine2652029080832">
          <table:table-cell table:style-name="Tabelle5.A30" office:value-type="string">
            <text:p text:style-name="P8">Action</text:p>
          </table:table-cell>
          <table:table-cell table:style-name="Tabelle5.B30" office:value-type="string">
            <text:p text:style-name="P8">✓</text:p>
          </table:table-cell>
          <table:table-cell table:style-name="Tabelle5.C30" office:value-type="string">
            <text:p text:style-name="P8">✗</text:p>
          </table:table-cell>
          <table:table-cell table:style-name="Tabelle5.D2" office:value-type="string">
            <text:p text:style-name="P7">Stores animation F Curves.</text:p>
            <text:p text:style-name="P7">Used as data-block animation data,</text:p>
            <text:p text:style-name="P7">and the Non-Linear-Editor.</text:p>
          </table:table-cell>
        </table:table-row>
        <table:table-row table:style-name="TableLine2652029092528">
          <table:table-cell table:style-name="Tabelle5.A30" office:value-type="string">
            <text:p text:style-name="P8">Armature</text:p>
          </table:table-cell>
          <table:table-cell table:style-name="Tabelle5.B30" office:value-type="string">
            <text:p text:style-name="P8">✓</text:p>
          </table:table-cell>
          <table:table-cell table:style-name="Tabelle5.C30" office:value-type="string">
            <text:p text:style-name="P8">✗</text:p>
          </table:table-cell>
          <table:table-cell table:style-name="Tabelle5.D3" office:value-type="string">
            <text:p text:style-name="P7">Skeleton used to deform meshes.</text:p>
            <text:p text:style-name="P7">Used as object-data &amp; by the Armature Modifier.</text:p>
          </table:table-cell>
        </table:table-row>
        <table:table-row table:style-name="TableLine2652029075936">
          <table:table-cell table:style-name="Tabelle5.A30" office:value-type="string">
            <text:p text:style-name="P8">Brush</text:p>
          </table:table-cell>
          <table:table-cell table:style-name="Tabelle5.B30" office:value-type="string">
            <text:p text:style-name="P8">✓</text:p>
          </table:table-cell>
          <table:table-cell table:style-name="Tabelle5.C30" office:value-type="string">
            <text:p text:style-name="P8">✗</text:p>
          </table:table-cell>
          <table:table-cell table:style-name="Tabelle5.D4" office:value-type="string">
            <text:p text:style-name="P7">Used by paint tools.</text:p>
          </table:table-cell>
        </table:table-row>
        <table:table-row table:style-name="TableLine2652029081104">
          <table:table-cell table:style-name="Tabelle5.A30" office:value-type="string">
            <text:p text:style-name="P8">Camera</text:p>
          </table:table-cell>
          <table:table-cell table:style-name="Tabelle5.B30" office:value-type="string">
            <text:p text:style-name="P8">✓</text:p>
          </table:table-cell>
          <table:table-cell table:style-name="Tabelle5.C30" office:value-type="string">
            <text:p text:style-name="P8">✗</text:p>
          </table:table-cell>
          <table:table-cell table:style-name="Tabelle5.D5" office:value-type="string">
            <text:p text:style-name="P7">Used as object-data.</text:p>
          </table:table-cell>
        </table:table-row>
        <table:table-row table:style-name="TableLine2652029084640">
          <table:table-cell table:style-name="Tabelle5.A30" office:value-type="string">
            <text:p text:style-name="P8">Curve</text:p>
          </table:table-cell>
          <table:table-cell table:style-name="Tabelle5.B30" office:value-type="string">
            <text:p text:style-name="P8">✓</text:p>
          </table:table-cell>
          <table:table-cell table:style-name="Tabelle5.C30" office:value-type="string">
            <text:p text:style-name="P8">✗</text:p>
          </table:table-cell>
          <table:table-cell table:style-name="Tabelle5.D6" office:value-type="string">
            <text:p text:style-name="P7">Used by camera, font &amp; surface objects.</text:p>
          </table:table-cell>
        </table:table-row>
        <table:table-row table:style-name="TableLine2652029087088">
          <table:table-cell table:style-name="Tabelle5.A30" office:value-type="string">
            <text:p text:style-name="P8">Font</text:p>
          </table:table-cell>
          <table:table-cell table:style-name="Tabelle5.B30" office:value-type="string">
            <text:p text:style-name="P8">✓</text:p>
          </table:table-cell>
          <table:table-cell table:style-name="Tabelle5.C30" office:value-type="string">
            <text:p text:style-name="P8">✓</text:p>
          </table:table-cell>
          <table:table-cell table:style-name="Tabelle5.D7" office:value-type="string">
            <text:p text:style-name="P7">References font files.</text:p>
            <text:p text:style-name="P7">Used by Font object-data.</text:p>
          </table:table-cell>
        </table:table-row>
        <table:table-row table:style-name="TableLine2652029084912">
          <table:table-cell table:style-name="Tabelle5.A30" office:value-type="string">
            <text:p text:style-name="P8">GreasePencil</text:p>
          </table:table-cell>
          <table:table-cell table:style-name="Tabelle5.B30" office:value-type="string">
            <text:p text:style-name="P8">✓</text:p>
          </table:table-cell>
          <table:table-cell table:style-name="Tabelle5.C30" office:value-type="string">
            <text:p text:style-name="P8">✗</text:p>
          </table:table-cell>
          <table:table-cell table:style-name="Tabelle5.D8" office:value-type="string">
            <text:p text:style-name="P7">2D/3D sketch data.</text:p>
            <text:p text:style-name="P7">Used as overlay <text:span text:style-name="Emphasis">helper</text:span> info, by the</text:p>
            <text:p text:style-name="P7">3D-View, Image, Sequencer &amp; Movie Clip editors.</text:p>
          </table:table-cell>
        </table:table-row>
        <table:table-row table:style-name="TableLine2652029077024">
          <table:table-cell table:style-name="Tabelle5.A30" office:value-type="string">
            <text:p text:style-name="P8">Group</text:p>
          </table:table-cell>
          <table:table-cell table:style-name="Tabelle5.B30" office:value-type="string">
            <text:p text:style-name="P8">✓</text:p>
          </table:table-cell>
          <table:table-cell table:style-name="Tabelle5.C30" office:value-type="string">
            <text:p text:style-name="P8">✗</text:p>
          </table:table-cell>
          <table:table-cell table:style-name="Tabelle5.D9" office:value-type="string">
            <text:p text:style-name="P7">Reference object’s.</text:p>
            <text:p text:style-name="P7">Used by dupli-grous &amp; often library-linking.</text:p>
          </table:table-cell>
        </table:table-row>
        <table:table-row table:style-name="TableLine2652029086544">
          <table:table-cell table:style-name="Tabelle5.A30" office:value-type="string">
            <text:p text:style-name="P8">Image</text:p>
          </table:table-cell>
          <table:table-cell table:style-name="Tabelle5.B30" office:value-type="string">
            <text:p text:style-name="P8">✓</text:p>
          </table:table-cell>
          <table:table-cell table:style-name="Tabelle5.C30" office:value-type="string">
            <text:p text:style-name="P8">✓</text:p>
          </table:table-cell>
          <table:table-cell table:style-name="Tabelle5.D10" office:value-type="string">
            <text:p text:style-name="P7">Image files.</text:p>
            <text:p text:style-name="P7">Used by textures &amp; shader nodes.</text:p>
          </table:table-cell>
        </table:table-row>
        <table:table-row table:style-name="TableLine2652029087360">
          <table:table-cell table:style-name="Tabelle5.A30" office:value-type="string">
            <text:p text:style-name="P8">Lamp</text:p>
          </table:table-cell>
          <table:table-cell table:style-name="Tabelle5.B30" office:value-type="string">
            <text:p text:style-name="P8">✓</text:p>
          </table:table-cell>
          <table:table-cell table:style-name="Tabelle5.C30" office:value-type="string">
            <text:p text:style-name="P8">✗</text:p>
          </table:table-cell>
          <table:table-cell table:style-name="Tabelle5.D11" office:value-type="string">
            <text:p text:style-name="P7">Used as object-data.</text:p>
          </table:table-cell>
        </table:table-row>
        <table:table-row table:style-name="TableLine2652029076752">
          <table:table-cell table:style-name="Tabelle5.A30" office:value-type="string">
            <text:p text:style-name="P8">Lattice</text:p>
          </table:table-cell>
          <table:table-cell table:style-name="Tabelle5.B30" office:value-type="string">
            <text:p text:style-name="P8">✗</text:p>
          </table:table-cell>
          <table:table-cell table:style-name="Tabelle5.C30" office:value-type="string">
            <text:p text:style-name="P8">✗</text:p>
          </table:table-cell>
          <table:table-cell table:style-name="Tabelle5.D12" office:value-type="string">
            <text:p text:style-name="P7">Grid based lattice deformation.</text:p>
            <text:p text:style-name="P7">Used as object-data and by the Lattice Modifier.</text:p>
          </table:table-cell>
        </table:table-row>
        <table:table-row table:style-name="TableLine2652029077296">
          <table:table-cell table:style-name="Tabelle5.A30" office:value-type="string">
            <text:p text:style-name="P8">Library</text:p>
          </table:table-cell>
          <table:table-cell table:style-name="Tabelle5.B30" office:value-type="string">
            <text:p text:style-name="P8">✗</text:p>
          </table:table-cell>
          <table:table-cell table:style-name="Tabelle5.C30" office:value-type="string">
            <text:p text:style-name="P8">✓</text:p>
          </table:table-cell>
          <table:table-cell table:style-name="Tabelle5.D13" office:value-type="string">
            <text:p text:style-name="P7">References to external <text:span text:style-name="Source_20_Text">.blend</text:span> files.</text:p>
            <text:p text:style-name="P7">Access from the outliner’s <text:span text:style-name="Emphasis">Blend file</text:span> view.</text:p>
          </table:table-cell>
        </table:table-row>
        <table:table-row table:style-name="TableLine2652029087904">
          <table:table-cell table:style-name="Tabelle5.A30" office:value-type="string">
            <text:p text:style-name="P8">LineStyle</text:p>
          </table:table-cell>
          <table:table-cell table:style-name="Tabelle5.B30" office:value-type="string">
            <text:p text:style-name="P8">✓</text:p>
          </table:table-cell>
          <table:table-cell table:style-name="Tabelle5.C30" office:value-type="string">
            <text:p text:style-name="P8">✗</text:p>
          </table:table-cell>
          <table:table-cell table:style-name="Tabelle5.D14" office:value-type="string">
            <text:p text:style-name="P7">Used by the FreeStyle render-engine.</text:p>
          </table:table-cell>
        </table:table-row>
        <table:table-row table:style-name="TableLine2652029089536">
          <table:table-cell table:style-name="Tabelle5.A30" office:value-type="string">
            <text:p text:style-name="P8">Mask</text:p>
          </table:table-cell>
          <table:table-cell table:style-name="Tabelle5.B30" office:value-type="string">
            <text:p text:style-name="P8">✓</text:p>
          </table:table-cell>
          <table:table-cell table:style-name="Tabelle5.C30" office:value-type="string">
            <text:p text:style-name="P8">✗</text:p>
          </table:table-cell>
          <table:table-cell table:style-name="Tabelle5.D15" office:value-type="string">
            <text:p text:style-name="P7">2D animated mask curves.</text:p>
            <text:p text:style-name="P7">Used by compositing nodes &amp; sequencer strip.</text:p>
          </table:table-cell>
        </table:table-row>
        <table:table-row table:style-name="TableLine2652029088992">
          <table:table-cell table:style-name="Tabelle5.A30" office:value-type="string">
            <text:p text:style-name="P8">Material</text:p>
          </table:table-cell>
          <table:table-cell table:style-name="Tabelle5.B30" office:value-type="string">
            <text:p text:style-name="P8">✓</text:p>
          </table:table-cell>
          <table:table-cell table:style-name="Tabelle5.C30" office:value-type="string">
            <text:p text:style-name="P8">✗</text:p>
          </table:table-cell>
          <table:table-cell table:style-name="Tabelle5.D16" office:value-type="string">
            <text:p text:style-name="P7">Set shading and texturing render properties.</text:p>
            <text:p text:style-name="P7">Used by objects, meshes &amp; curves.</text:p>
          </table:table-cell>
        </table:table-row>
        <table:table-row table:style-name="TableLine2652029090080">
          <table:table-cell table:style-name="Tabelle5.A30" office:value-type="string">
            <text:p text:style-name="P8">Mesh</text:p>
          </table:table-cell>
          <table:table-cell table:style-name="Tabelle5.B30" office:value-type="string">
            <text:p text:style-name="P8">✓</text:p>
          </table:table-cell>
          <table:table-cell table:style-name="Tabelle5.C30" office:value-type="string">
            <text:p text:style-name="P8">✗</text:p>
          </table:table-cell>
          <table:table-cell table:style-name="Tabelle5.D17" office:value-type="string">
            <text:p text:style-name="P7">Geometry verts/edges/faces.</text:p>
            <text:p text:style-name="P7">Used as object-data.</text:p>
          </table:table-cell>
        </table:table-row>
        <table:table-row table:style-name="TableLine2652029078112">
          <table:table-cell table:style-name="Tabelle5.A30" office:value-type="string">
            <text:p text:style-name="P8">MetaBall</text:p>
          </table:table-cell>
          <table:table-cell table:style-name="Tabelle5.B30" office:value-type="string">
            <text:p text:style-name="P8">✓</text:p>
          </table:table-cell>
          <table:table-cell table:style-name="Tabelle5.C30" office:value-type="string">
            <text:p text:style-name="P8">✗</text:p>
          </table:table-cell>
          <table:table-cell table:style-name="Tabelle5.D18" office:value-type="string">
            <text:p text:style-name="P7">An isosurface in 3D space.</text:p>
            <text:p text:style-name="P7">Used as object-data.</text:p>
          </table:table-cell>
        </table:table-row>
        <table:table-row table:style-name="TableLine2652029090624">
          <table:table-cell table:style-name="Tabelle5.A30" office:value-type="string">
            <text:p text:style-name="P8">MovieClip</text:p>
          </table:table-cell>
          <table:table-cell table:style-name="Tabelle5.B30" office:value-type="string">
            <text:p text:style-name="P8">✓</text:p>
          </table:table-cell>
          <table:table-cell table:style-name="Tabelle5.C30" office:value-type="string">
            <text:p text:style-name="P8">✗</text:p>
          </table:table-cell>
          <table:table-cell table:style-name="Tabelle5.D19" office:value-type="string">
            <text:p text:style-name="P7">Reference to an image sequence or video file.</text:p>
            <text:p text:style-name="P7">Used in the motion-tracking editor.</text:p>
          </table:table-cell>
        </table:table-row>
        <table:table-row table:style-name="TableLine2652029091712">
          <table:table-cell table:style-name="Tabelle5.A30" office:value-type="string">
            <text:p text:style-name="P8">NodeGroup</text:p>
          </table:table-cell>
          <table:table-cell table:style-name="Tabelle5.B30" office:value-type="string">
            <text:p text:style-name="P8">✓</text:p>
          </table:table-cell>
          <table:table-cell table:style-name="Tabelle5.C30" office:value-type="string">
            <text:p text:style-name="P8">✗</text:p>
          </table:table-cell>
          <table:table-cell table:style-name="Tabelle5.D20" office:value-type="string">
            <text:p text:style-name="P7">Collections of re-usable nodes.</text:p>
            <text:p text:style-name="P7">Used in the node-editor.</text:p>
          </table:table-cell>
        </table:table-row>
        <table:table-row table:style-name="TableLine2652029088448">
          <table:table-cell table:style-name="Tabelle5.A30" office:value-type="string">
            <text:p text:style-name="P8">Object</text:p>
          </table:table-cell>
          <table:table-cell table:style-name="Tabelle5.B30" office:value-type="string">
            <text:p text:style-name="P8">✓</text:p>
          </table:table-cell>
          <table:table-cell table:style-name="Tabelle5.C30" office:value-type="string">
            <text:p text:style-name="P8">✗</text:p>
          </table:table-cell>
          <table:table-cell table:style-name="Tabelle5.D21" office:value-type="string">
            <text:p text:style-name="P7">An entity in the scene with location,</text:p>
            <text:p text:style-name="P7"><text:soft-page-break/>scale, rotation.</text:p>
            <text:p text:style-name="P7">Used by scenes &amp; groups.</text:p>
          </table:table-cell>
        </table:table-row>
        <table:table-row table:style-name="TableLine2652029078656">
          <table:table-cell table:style-name="Tabelle5.A30" office:value-type="string">
            <text:p text:style-name="P8">Particle</text:p>
          </table:table-cell>
          <table:table-cell table:style-name="Tabelle5.B30" office:value-type="string">
            <text:p text:style-name="P8">✓</text:p>
          </table:table-cell>
          <table:table-cell table:style-name="Tabelle5.C30" office:value-type="string">
            <text:p text:style-name="P8">✗</text:p>
          </table:table-cell>
          <table:table-cell table:style-name="Tabelle5.D22" office:value-type="string">
            <text:p text:style-name="P7">Particle settings.</text:p>
            <text:p text:style-name="P7">Used by particle systems.</text:p>
          </table:table-cell>
        </table:table-row>
        <table:table-row table:style-name="TableLine2652029078928">
          <table:table-cell table:style-name="Tabelle5.A30" office:value-type="string">
            <text:p text:style-name="P8">Palette</text:p>
          </table:table-cell>
          <table:table-cell table:style-name="Tabelle5.B30" office:value-type="string">
            <text:p text:style-name="P8">✓</text:p>
          </table:table-cell>
          <table:table-cell table:style-name="Tabelle5.C30" office:value-type="string">
            <text:p text:style-name="P8">✗</text:p>
          </table:table-cell>
          <table:table-cell table:style-name="Tabelle5.D23" office:value-type="string">
            <text:p text:style-name="P7">Store color presets.</text:p>
            <text:p text:style-name="P7">Access from the paint tools.</text:p>
          </table:table-cell>
        </table:table-row>
        <table:table-row table:style-name="TableLine2652029084368">
          <table:table-cell table:style-name="Tabelle5.A30" office:value-type="string">
            <text:p text:style-name="P8">Scene</text:p>
          </table:table-cell>
          <table:table-cell table:style-name="Tabelle5.B30" office:value-type="string">
            <text:p text:style-name="P8">✓</text:p>
          </table:table-cell>
          <table:table-cell table:style-name="Tabelle5.C30" office:value-type="string">
            <text:p text:style-name="P8">✗</text:p>
          </table:table-cell>
          <table:table-cell table:style-name="Tabelle5.D24" office:value-type="string">
            <text:p text:style-name="P7">Primary store of all data displayed and animated.</text:p>
            <text:p text:style-name="P7">Used as top-level storage for objects &amp; animation.</text:p>
          </table:table-cell>
        </table:table-row>
        <table:table-row table:style-name="TableLine2652029079200">
          <table:table-cell table:style-name="Tabelle5.A30" office:value-type="string">
            <text:p text:style-name="P8">Screen</text:p>
          </table:table-cell>
          <table:table-cell table:style-name="Tabelle5.B30" office:value-type="string">
            <text:p text:style-name="P8">✗</text:p>
          </table:table-cell>
          <table:table-cell table:style-name="Tabelle5.C30" office:value-type="string">
            <text:p text:style-name="P8">✗</text:p>
          </table:table-cell>
          <table:table-cell table:style-name="Tabelle5.D25" office:value-type="string">
            <text:p text:style-name="P7">Screen layout.</text:p>
            <text:p text:style-name="P7">Used by each window, which has its own screen.</text:p>
          </table:table-cell>
        </table:table-row>
        <table:table-row table:style-name="TableLine2652029091440">
          <table:table-cell table:style-name="Tabelle5.A30" office:value-type="string">
            <text:p text:style-name="P8">ShapeKeys</text:p>
          </table:table-cell>
          <table:table-cell table:style-name="Tabelle5.B30" office:value-type="string">
            <text:p text:style-name="P8">✗</text:p>
          </table:table-cell>
          <table:table-cell table:style-name="Tabelle5.C30" office:value-type="string">
            <text:p text:style-name="P8">✗</text:p>
          </table:table-cell>
          <table:table-cell table:style-name="Tabelle5.D26" office:value-type="string">
            <text:p text:style-name="P7">Geometry shape storage, which can be animated.</text:p>
            <text:p text:style-name="P7">Used by mesh, curve and lattice objects.</text:p>
          </table:table-cell>
        </table:table-row>
        <table:table-row table:style-name="TableLine2652029080016">
          <table:table-cell table:style-name="Tabelle5.A30" office:value-type="string">
            <text:p text:style-name="P8">Sounds</text:p>
          </table:table-cell>
          <table:table-cell table:style-name="Tabelle5.B30" office:value-type="string">
            <text:p text:style-name="P8">✓</text:p>
          </table:table-cell>
          <table:table-cell table:style-name="Tabelle5.C30" office:value-type="string">
            <text:p text:style-name="P8">✓</text:p>
          </table:table-cell>
          <table:table-cell table:style-name="Tabelle5.D27" office:value-type="string">
            <text:p text:style-name="P7">References to sound files.</text:p>
            <text:p text:style-name="P7">Used by speaker objects and the game-engine.</text:p>
          </table:table-cell>
        </table:table-row>
        <table:table-row table:style-name="TableLine2652029081376">
          <table:table-cell table:style-name="Tabelle5.A30" office:value-type="string">
            <text:p text:style-name="P8">Speaker</text:p>
          </table:table-cell>
          <table:table-cell table:style-name="Tabelle5.B30" office:value-type="string">
            <text:p text:style-name="P8">✓</text:p>
          </table:table-cell>
          <table:table-cell table:style-name="Tabelle5.C30" office:value-type="string">
            <text:p text:style-name="P8">✗</text:p>
          </table:table-cell>
          <table:table-cell table:style-name="Tabelle5.D28" office:value-type="string">
            <text:p text:style-name="P7">Sound sources for a 3D scene.</text:p>
            <text:p text:style-name="P7">Used as object-data.</text:p>
          </table:table-cell>
        </table:table-row>
        <table:table-row table:style-name="TableLine2652029081920">
          <table:table-cell table:style-name="Tabelle5.A30" office:value-type="string">
            <text:p text:style-name="P8">Text</text:p>
          </table:table-cell>
          <table:table-cell table:style-name="Tabelle5.B30" office:value-type="string">
            <text:p text:style-name="P8">✓</text:p>
          </table:table-cell>
          <table:table-cell table:style-name="Tabelle5.C30" office:value-type="string">
            <text:p text:style-name="P8">✗</text:p>
          </table:table-cell>
          <table:table-cell table:style-name="Tabelle5.D29" office:value-type="string">
            <text:p text:style-name="P7">Text data.</text:p>
            <text:p text:style-name="P7">Used by Python scripts and OSL shaders.</text:p>
          </table:table-cell>
        </table:table-row>
        <table:table-row table:style-name="TableLine2652029083280">
          <table:table-cell table:style-name="Tabelle5.A30" office:value-type="string">
            <text:p text:style-name="P8">Texture</text:p>
          </table:table-cell>
          <table:table-cell table:style-name="Tabelle5.B30" office:value-type="string">
            <text:p text:style-name="P8">✓</text:p>
          </table:table-cell>
          <table:table-cell table:style-name="Tabelle5.C30" office:value-type="string">
            <text:p text:style-name="P8">✗</text:p>
          </table:table-cell>
          <table:table-cell table:style-name="Tabelle5.D30" office:value-type="string">
            <text:p text:style-name="P7">2D/3D textures.</text:p>
            <text:p text:style-name="P7">Used by materials, world and brushes.</text:p>
          </table:table-cell>
        </table:table-row>
        <table:table-row table:style-name="TableLine2652029108304">
          <table:table-cell table:style-name="Tabelle5.A31" office:value-type="string">
            <text:p text:style-name="P8">World</text:p>
          </table:table-cell>
          <table:table-cell table:style-name="Tabelle5.B31" office:value-type="string">
            <text:p text:style-name="P8">✓</text:p>
          </table:table-cell>
          <table:table-cell table:style-name="Tabelle5.C31" office:value-type="string">
            <text:p text:style-name="P8">✗</text:p>
          </table:table-cell>
          <table:table-cell table:style-name="Tabelle5.D31" office:value-type="string">
            <text:p text:style-name="P7">Used by scenes for render environment settings.</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992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1</text:span> Data System</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47:34.887000000</meta:creation-date>
    <dc:title>standard1cm</dc:title>
    <meta:editing-duration>PT1H36M9S</meta:editing-duration>
    <meta:editing-cycles>23</meta:editing-cycles>
    <meta:generator>LibreOffice/7.0.4.2$Windows_X86_64 LibreOffice_project/dcf040e67528d9187c66b2379df5ea4407429775</meta:generator>
    <dc:date>2021-04-07T18:15:41.617000000</dc:date>
    <meta:document-statistic meta:table-count="6" meta:image-count="2" meta:object-count="0" meta:page-count="4" meta:paragraph-count="208" meta:word-count="966" meta:character-count="5727" meta:non-whitespace-character-count="4968"/>
    <meta:template xlink:type="simple" xlink:actuate="onRequest" xlink:title="standard1cm" xlink:href="../../../AppData/Roaming/LibreOffice/4/user/template/standard1cm.ott" meta:date="2016-03-30T11:47:34.757000000"/>
  </office:meta>
</office:document-meta>
</file>